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D00000179CA95B019730A56D2.png" manifest:media-type="image/png"/>
  <manifest:file-entry manifest:full-path="Pictures/TablePreview1.svm" manifest:media-type="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outline1">
      <style:graphic-properties fo:min-height="5.559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top="0cm" fo:margin-bottom="0.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imulando uma rede 802.11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de hoje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tocolo ARP</text:p>
              </text:list-item>
              <text:list-item>
                <text:p>Wiresha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Protocolo ARP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Vimos que tanto os protocolos Ethernet quanto o WiFi (802.11) utilizam endereços MAC</text:p>
              </text:list-item>
              <text:list-item>
                <text:p>Algumas classificações portanto colocam os endereços MAC como parte de uma subcamada própria chamada de “subcamada MAC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Protocolo ARP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Na camada acima (“Rede”) vimos que são usados endereços IPs. Então algo precisa interligar endereços IPs e endereços MAC</text:p>
              </text:list-item>
              <text:list-item>
                <text:p>Essa interligação é feita por um protocolo chamado de ARP (Address Resolution Protoco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Protocolo ARP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Basicamente ele armazena uma tabela contento de um lado endereços IPs e de outro endereços MAC</text:p>
                <text:p/>
              </text:list-item>
            </text:list>
          </draw:text-box>
        </draw:frame>
        <draw:frame draw:style-name="standard" draw:layer="layout" svg:width="14.098cm" svg:height="9.998cm" svg:x="7.423cm" svg:y="9.50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IP</text:p>
              </table:table-cell>
              <table:table-cell>
                <text:p text:style-name="P3">MAC</text:p>
              </table:table-cell>
            </table:table-row>
            <table:table-row table:style-name="ro1" table:default-cell-style-name="ce1">
              <table:table-cell>
                <text:p text:style-name="P3">192.168.0.1</text:p>
              </table:table-cell>
              <table:table-cell>
                <text:p text:style-name="P3">A6:B4:C2:42:31:14</text:p>
              </table:table-cell>
            </table:table-row>
            <table:table-row table:style-name="ro1" table:default-cell-style-name="ce1">
              <table:table-cell>
                <text:p text:style-name="P3">192.168.0.2</text:p>
              </table:table-cell>
              <table:table-cell>
                <text:p text:style-name="P3">B9:C1:A1:88:31:42</text:p>
              </table:table-cell>
            </table:table-row>
            <table:table-row table:style-name="ro1" table:default-cell-style-name="ce1">
              <table:table-cell>
                <text:p text:style-name="P3">10.10.0.1</text:p>
              </table:table-cell>
              <table:table-cell>
                <text:p text:style-name="P3">A6:C2:A1:89:22:D3</text:p>
              </table:table-cell>
            </table:table-row>
            <table:table-row table:style-name="ro2" table:default-cell-style-name="ce1">
              <table:table-cell>
                <text:p text:style-name="P3">...</text:p>
              </table:table-cell>
              <table:table-cell>
                <text:p text:style-name="P3"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Visualizando informações ARP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No Windows / Packet Tracer:</text:p>
                <text:list>
                  <text:list-item>
                    <text:p>Visualizar meu endereço ARP</text:p>
                    <text:list>
                      <text:list-header>
                        <text:p>ipconfig</text:p>
                      </text:list-header>
                    </text:list>
                  </text:list-item>
                  <text:list-item>
                    <text:p>Visualizando minha tabela ARP</text:p>
                    <text:list>
                      <text:list-header>
                        <text:p>arp -a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14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4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8" draw:text-style-name="P1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Framecontrol: além disso existem 7 bits</text:p>
              </text:list-item>
              <text:list-item>
                <text:p>To DS / From DS → Sistema de comunicação entre access points</text:p>
              </text:list-item>
              <text:list-item>
                <text:p>More frag → Se ele é parte de um conjunto</text:p>
              </text:list-item>
              <text:list-item>
                <text:p>Retry → Se é um reenv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3T14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4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8" draw:text-style-name="P1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Framecontrol: além disso existem 8 bits</text:p>
              </text:list-item>
              <text:list-item>
                <text:p>To DS / From DS → Sistema de comunicação entre access points</text:p>
              </text:list-item>
              <text:list-item>
                <text:p>More frag → Se ele é parte de um conjunto</text:p>
              </text:list-item>
              <text:list-item>
                <text:p>Retry → Se é um reenv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3T14">
        <draw:frame presentation:style-name="pr6" draw:text-style-name="P1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4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8" draw:text-style-name="P1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Economia de energia → Se a estação vai entrar em economia de energia após o envio</text:p>
              </text:list-item>
              <text:list-item>
                <text:p>More data → Se após aquele frame existirão outros do mesmo conjunto (ou aquele é o último?)</text:p>
              </text:list-item>
              <text:list-item>
                <text:p>WEP → Se o mecanismo de segurança é o WEP</text:p>
              </text:list-item>
              <text:list-item>
                <text:p>Order → Se for 1 a ordem de recebimento deve ser obedeci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3T14">
        <draw:frame presentation:style-name="pr6" draw:text-style-name="P1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4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8" draw:text-style-name="P1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Duração → Tempo necessário para o envio</text:p>
              </text:list-item>
              <text:list-item>
                <text:p>Endereços 1 à 4 → Um mesmo frame pode ser enviado para até 3 destinatários ao mesmo tempo</text:p>
              </text:list-item>
              <text:list-item>
                <text:p>SC → Sequence Control: Identificador da ordem dos quadros</text:p>
              </text:list-item>
              <text:list-item>
                <text:p>Data → Dados em si</text:p>
              </text:list-item>
              <text:list-item>
                <text:p>CRC → Controle de err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Mecanismos de seguranç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rincipais mecanismos</text:p>
                <text:list>
                  <text:list-item>
                    <text:p>WEP → Mecanismo original do WiFi. É melhor do que não usar nenhuma segurança mas é desaconselhado hoje</text:p>
                  </text:list-item>
                  <text:list-item>
                    <text:p>WAP → Substituto do WEP mas também considerado inseguro hoje</text:p>
                  </text:list-item>
                  <text:list-item>
                    <text:p>WAP2 → Versão melhorada do WAP. É o mínimo nível de segurança aceitável hoj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Modos do WPA2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essoal (utiliza uma chave compartilhada)</text:p>
                <text:list>
                  <text:list-item>
                    <text:p>Mais fácil de configurar</text:p>
                  </text:list-item>
                  <text:list-item>
                    <text:p>Menos seguro</text:p>
                  </text:list-item>
                </text:list>
              </text:list-item>
              <text:list-item>
                <text:p>Modo ‘enterprise’</text:p>
                <text:list>
                  <text:list-item>
                    <text:p>Mais difícil de configurar: requer um servidor de autenticação</text:p>
                  </text:list-item>
                  <text:list-item>
                    <text:p>Mais segu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SSID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igla para Service Set Identifier</text:p>
              </text:list-item>
              <text:list-item>
                <text:p>É basicamente o nome da rede que aparece aos usuários</text:p>
              </text:list-item>
              <text:list-item>
                <text:p>Pode ser configurado para ficar oculto</text:p>
                <text:list>
                  <text:list-item>
                    <text:p>Nesse modo o cliente é que tem que informar que quer começar a se comunicar (o access point fica “esperando” um pedid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4T3">
        <draw:frame presentation:style-name="pr3" draw:text-style-name="P1" draw:layer="layout" svg:width="25.199cm" svg:height="2.4cm" svg:x="1.4cm" svg:y="0.2cm" presentation:class="title">
          <draw:text-box>
            <text:p>SSID oculto?</text:p>
          </draw:text-box>
        </draw:frame>
        <draw:frame presentation:style-name="pr4" draw:text-style-name="P1" draw:layer="layout" svg:width="12.297cm" svg:height="12.18cm" svg:x="1.4cm" svg:y="4.914cm" presentation:class="outline">
          <draw:text-box>
            <text:list text:style-name="L2">
              <text:list-item>
                <text:p>Vantagens</text:p>
                <text:list>
                  <text:list-item>
                    <text:p>Usuários “comuns” não veem a rede</text:p>
                  </text:list-item>
                  <text:list-item>
                    <text:p>Afasta curiosos sem conhecimento técnico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7cm" svg:height="12.18cm" svg:x="14.313cm" svg:y="4.914cm" presentation:class="outline">
          <draw:text-box>
            <text:list text:style-name="L2">
              <text:list-item>
                <text:p>Desvantagens</text:p>
                <text:list>
                  <text:list-item>
                    <text:p>Softwares específicos podem detectar a comunicação, afinal ela está no ar</text:p>
                  </text:list-item>
                  <text:list-item>
                    <text:p>Hackers podem se sentir desafios “Por que ocultaram essa rede?”</text:p>
                  </text:list-item>
                  <text:list-item>
                    <text:p>Pode gerar uma falsa sensação de seguranç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teúdo</text:p>
              </text:list-item>
              <text:list-item>
                <text:p>https://www.cbtnuggets.com/blog/technology/networking/what-is-ethernet-frame-format</text:p>
              </text:list-item>
              <text:list-item>
                <text:p>https://embarcados.com.br/a-evolucao-do-protocolo-wi-fi-ieee-802-11/</text:p>
              </text:list-item>
              <text:list-item>
                <text:p>https://www.geeksforgeeks.org/ieee-802-11-mac-frame/</text:p>
              </text:list-item>
              <text:list-item>
                <text:p>https://www.kaspersky.com.br/resource-center/definitions/what-is-an-ssid</text:p>
              </text:list-item>
              <text:list-item>
                <text:p/>
                <text:list>
                  <text:list-item>
                    <text:p>Amaral et al. Redes de Computadores I – Aula 7. Disponível em: https://proedu.rnp.br/handle/123456789/623 </text:p>
                  </text:list-item>
                  <text:list-item>
                    <text:p>https://pt.wikipedia.org/wiki/Paridade_(telecomunica%C3%A7%C3%B5es)</text:p>
                  </text:list-item>
                </text:list>
              </text:list-item>
              <text:list-item>
                <text:p>Imagens (exceto slides 4 e 18)</text:p>
                <text:list>
                  <text:list-item>
                    <text:p text:style-name="P5">Amaral et al. Redes de Computadores I – Aula 7. Disponível em: https://proedu.rnp.br/handle/123456789/623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12H48M50S</meta:editing-duration>
    <meta:editing-cycles>226</meta:editing-cycles>
    <meta:generator>LibreOffice/7.3.7.2$Linux_X86_64 LibreOffice_project/30$Build-2</meta:generator>
    <dc:title>Lush Green</dc:title>
    <dc:date>2024-11-29T16:38:15.591895237</dc:date>
    <dc:creator>Vinícius Alves Hax</dc:creator>
    <meta:document-statistic meta:object-count="123"/>
  </office:meta>
</office:document-meta>
</file>